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script-lb.xml" manifest:media-type="text/xml"/>
  <manifest:file-entry manifest:full-path="Basic/Project/ThisDocument.xml" manifest:media-type="text/xml"/>
  <manifest:file-entry manifest:full-path="Basic/Project/script-lb.xml" manifest:media-type="text/xml"/>
  <manifest:file-entry manifest:full-path="Basic/script-lc.xml" manifest:media-type="text/xml"/>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CF0000018295435C57218D30A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ETH SemiBold" svg:font-family="'ETH SemiBold', 'Humnst777 BlkCn BT'" style:font-family-generic="roman"/>
    <style:font-face style:name="ETH Light" svg:font-family="'ETH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5.464cm" fo:margin-left="-0.199cm" table:align="left" style:writing-mode="lr-tb"/>
    </style:style>
    <style:style style:name="Tableau1.A" style:family="table-column">
      <style:table-column-properties style:column-width="12.723cm"/>
    </style:style>
    <style:style style:name="Tableau1.B" style:family="table-column">
      <style:table-column-properties style:column-width="12.741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25.464cm" fo:margin-left="-0.199cm" table:align="left" style:writing-mode="lr-tb"/>
    </style:style>
    <style:style style:name="Tableau2.A" style:family="table-column">
      <style:table-column-properties style:column-width="12.723cm"/>
    </style:style>
    <style:style style:name="Tableau2.B" style:family="table-column">
      <style:table-column-properties style:column-width="12.741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middle" fo:padding-left="0.191cm" fo:padding-right="0.191cm" fo:padding-top="0cm" fo:padding-bottom="0cm" fo:border="0.5pt solid #000000" style:writing-mode="lr-tb"/>
    </style:style>
    <style:style style:name="Tableau2.A4"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au2.A5"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P1" style:family="paragraph" style:parent-style-name="ETH_5f_Fliesstext">
      <style:text-properties style:font-name="Arial" fo:language="en" fo:country="US" fo:font-weight="bold" style:font-weight-asian="bold" style:font-name-complex="Arial"/>
    </style:style>
    <style:style style:name="P2" style:family="paragraph" style:parent-style-name="Footer">
      <style:paragraph-properties>
        <style:tab-stops>
          <style:tab-stop style:position="25.308cm" style:type="right"/>
        </style:tab-stops>
      </style:paragraph-properties>
    </style:style>
    <style:style style:name="P3" style:family="paragraph" style:parent-style-name="Footer">
      <style:paragraph-properties>
        <style:tab-stops>
          <style:tab-stop style:position="7.488cm"/>
          <style:tab-stop style:position="25.16cm" style:type="right"/>
        </style:tab-stops>
      </style:paragraph-properties>
    </style:style>
    <style:style style:name="P4" style:family="paragraph" style:parent-style-name="Header">
      <style:text-properties fo:language="de" fo:country="CH" fo:font-weight="bold" style:language-asian="none" style:country-asian="none" style:font-weight-asian="bold"/>
    </style:style>
    <style:style style:name="P5" style:family="paragraph" style:parent-style-name="Heading" style:master-page-name="Standard">
      <style:paragraph-properties style:page-number="auto"/>
    </style:style>
    <style:style style:name="P6" style:family="paragraph" style:parent-style-name="Heading_20_1">
      <style:paragraph-properties>
        <style:tab-stops>
          <style:tab-stop style:position="8.502cm"/>
          <style:tab-stop style:position="11.001cm"/>
        </style:tab-stops>
      </style:paragraph-properties>
    </style:style>
    <style:style style:name="P7" style:family="paragraph" style:parent-style-name="Heading_20_1">
      <style:paragraph-properties style:snap-to-layout-grid="false">
        <style:tab-stops>
          <style:tab-stop style:position="11.502cm"/>
          <style:tab-stop style:position="13.252cm"/>
        </style:tab-stops>
      </style:paragraph-properties>
      <style:text-properties style:font-name="Arial" fo:font-size="9pt" fo:language="en" fo:country="US" style:font-size-asian="9pt" style:font-name-complex="Arial" style:font-size-complex="9pt"/>
    </style:style>
    <style:style style:name="P8" style:family="paragraph" style:parent-style-name="Heading_20_1">
      <style:paragraph-properties>
        <style:tab-stops>
          <style:tab-stop style:position="11.502cm"/>
          <style:tab-stop style:position="13.252cm"/>
        </style:tab-stops>
      </style:paragraph-properties>
    </style:style>
    <style:style style:name="P9" style:family="paragraph" style:parent-style-name="ProposalText">
      <style:paragraph-properties>
        <style:tab-stops>
          <style:tab-stop style:position="8.502cm"/>
          <style:tab-stop style:position="9.001cm"/>
          <style:tab-stop style:position="10.753cm"/>
          <style:tab-stop style:position="11.001cm"/>
        </style:tab-stops>
      </style:paragraph-properties>
      <style:text-properties style:font-name="Arial" fo:font-size="10pt" fo:language="en" fo:country="US" style:font-size-asian="10pt" style:font-name-complex="Arial" style:font-size-complex="10pt"/>
    </style:style>
    <style:style style:name="P10" style:family="paragraph" style:parent-style-name="ProposalText">
      <style:paragraph-properties>
        <style:tab-stops>
          <style:tab-stop style:position="11.502cm"/>
          <style:tab-stop style:position="13.252cm"/>
        </style:tab-stops>
      </style:paragraph-properties>
      <style:text-properties style:font-name="Arial" fo:font-size="10pt" fo:language="en" fo:country="US" fo:font-weight="bold" style:font-size-asian="10pt" style:font-weight-asian="bold" style:font-name-complex="Arial" style:font-size-complex="10pt"/>
    </style:style>
    <style:style style:name="P11" style:family="paragraph" style:parent-style-name="ProposalText">
      <style:paragraph-properties>
        <style:tab-stops>
          <style:tab-stop style:position="11.502cm"/>
          <style:tab-stop style:position="13.252cm"/>
        </style:tab-stops>
      </style:paragraph-properties>
      <style:text-properties style:font-name="Arial" fo:font-size="9pt" fo:language="en" fo:country="US" style:font-size-asian="9pt" style:font-name-complex="Arial" style:font-size-complex="9pt"/>
    </style:style>
    <style:style style:name="P12" style:family="paragraph" style:parent-style-name="ProposalText">
      <style:paragraph-properties style:snap-to-layout-grid="false"/>
      <style:text-properties style:font-name="Arial" fo:language="en" fo:country="US" style:font-name-complex="Arial"/>
    </style:style>
    <style:style style:name="P13" style:family="paragraph" style:parent-style-name="ProposalText">
      <style:paragraph-properties>
        <style:tab-stops>
          <style:tab-stop style:position="11.502cm"/>
          <style:tab-stop style:position="13.252cm"/>
        </style:tab-stops>
      </style:paragraph-properties>
      <style:text-properties fo:font-weight="bold" style:font-weight-asian="bold" style:font-name-complex="Arial" style:font-size-complex="10pt"/>
    </style:style>
    <style:style style:name="P14" style:family="paragraph" style:parent-style-name="ProposalText">
      <style:paragraph-properties>
        <style:tab-stops>
          <style:tab-stop style:position="11.502cm"/>
          <style:tab-stop style:position="13.252cm"/>
        </style:tab-stops>
      </style:paragraph-properties>
      <style:text-properties style:font-name-complex="Arial" style:font-size-complex="10pt"/>
    </style:style>
    <style:style style:name="P15" style:family="paragraph" style:parent-style-name="ProposalText">
      <style:paragraph-properties>
        <style:tab-stops>
          <style:tab-stop style:position="11.502cm"/>
          <style:tab-stop style:position="13.252cm"/>
        </style:tab-stops>
      </style:paragraph-properties>
    </style:style>
    <style:style style:name="P16" style:family="paragraph" style:parent-style-name="ProposalText">
      <style:paragraph-properties>
        <style:tab-stops>
          <style:tab-stop style:position="8.544cm"/>
          <style:tab-stop style:position="11.086cm"/>
        </style:tab-stops>
      </style:paragraph-properties>
    </style:style>
    <style:style style:name="P17" style:family="paragraph" style:parent-style-name="Standard">
      <style:text-properties style:font-name="Arial" fo:font-size="9pt" fo:language="en" fo:country="US" style:font-size-asian="9pt" style:font-name-complex="Arial" style:font-size-complex="9pt"/>
    </style:style>
    <style:style style:name="P18" style:family="paragraph" style:parent-style-name="Standard">
      <style:paragraph-properties style:text-autospace="none"/>
      <style:text-properties style:font-name="Arial" fo:font-size="9pt" fo:language="en" fo:country="US" style:font-size-asian="9pt" style:font-name-complex="Arial" style:font-size-complex="9pt"/>
    </style:style>
    <style:style style:name="P19" style:family="paragraph" style:parent-style-name="Standard">
      <style:paragraph-properties style:snap-to-layout-grid="false"/>
      <style:text-properties style:font-name="Arial" fo:font-size="9pt" fo:language="en" fo:country="US" style:font-size-asian="9pt" style:font-name-complex="Arial" style:font-size-complex="9pt"/>
    </style:style>
    <style:style style:name="P20" style:family="paragraph" style:parent-style-name="Standard">
      <style:text-properties style:font-name="Arial" style:font-name-complex="Arial"/>
    </style:style>
    <style:style style:name="P21" style:family="paragraph" style:parent-style-name="Standard">
      <style:paragraph-properties fo:margin-left="0.346cm" fo:margin-right="0cm" fo:text-indent="0cm" style:auto-text-indent="false" style:text-autospace="none">
        <style:tab-stops>
          <style:tab-stop style:position="8.502cm"/>
          <style:tab-stop style:position="11.001cm"/>
        </style:tab-stops>
      </style:paragraph-properties>
    </style:style>
    <style:style style:name="P22" style:family="paragraph" style:parent-style-name="Standard">
      <style:paragraph-properties fo:margin-left="0.346cm" fo:margin-right="0cm" fo:text-indent="0cm" style:auto-text-indent="false" style:text-autospace="none">
        <style:tab-stops>
          <style:tab-stop style:position="8.502cm"/>
          <style:tab-stop style:position="11.001cm"/>
        </style:tab-stops>
      </style:paragraph-properties>
      <style:text-properties style:font-name="Arial" fo:font-size="10pt" fo:language="en" fo:country="US" fo:font-weight="bold" style:font-size-asian="10pt" style:font-weight-asian="bold" style:font-name-complex="Arial" style:font-size-complex="10pt"/>
    </style:style>
    <style:style style:name="P23" style:family="paragraph" style:parent-style-name="Standard">
      <style:paragraph-properties fo:margin-left="0.716cm" fo:margin-right="0cm" fo:text-indent="0cm" style:auto-text-indent="false" style:text-autospace="none">
        <style:tab-stops>
          <style:tab-stop style:position="8.502cm"/>
          <style:tab-stop style:position="11.001cm"/>
        </style:tab-stops>
      </style:paragraph-properties>
    </style:style>
    <style:style style:name="P24" style:family="paragraph" style:parent-style-name="Standard">
      <style:paragraph-properties fo:margin-top="0.106cm" fo:margin-bottom="0.106cm" loext:contextual-spacing="false" style:text-autospace="none"/>
    </style:style>
    <style:style style:name="P25" style:family="paragraph" style:parent-style-name="Standard">
      <style:paragraph-properties fo:margin-left="0.349cm" fo:margin-right="0cm" fo:text-indent="0cm" style:auto-text-indent="false" style:text-autospace="none">
        <style:tab-stops>
          <style:tab-stop style:position="8.502cm"/>
          <style:tab-stop style:position="11.001cm"/>
        </style:tab-stops>
      </style:paragraph-properties>
    </style:style>
    <style:style style:name="P26" style:family="paragraph" style:parent-style-name="Standard">
      <style:paragraph-properties fo:margin-left="0.667cm" fo:margin-right="0cm" fo:text-indent="0cm" style:auto-text-indent="false" style:text-autospace="none">
        <style:tab-stops>
          <style:tab-stop style:position="2cm"/>
          <style:tab-stop style:position="8.502cm"/>
          <style:tab-stop style:position="11.001cm"/>
        </style:tab-stops>
      </style:paragraph-properties>
    </style:style>
    <style:style style:name="P27" style:family="paragraph" style:parent-style-name="Standard">
      <style:paragraph-properties fo:margin-left="0.667cm" fo:margin-right="0cm" fo:text-indent="0cm" style:auto-text-indent="false" style:text-autospace="none">
        <style:tab-stops>
          <style:tab-stop style:position="8.502cm"/>
          <style:tab-stop style:position="11.001cm"/>
        </style:tab-stops>
      </style:paragraph-properties>
    </style:style>
    <style:style style:name="P28" style:family="paragraph" style:parent-style-name="Standard">
      <style:paragraph-properties fo:margin-left="0.667cm" fo:margin-right="0cm" fo:text-indent="0cm" style:auto-text-indent="false" style:text-autospace="none">
        <style:tab-stops>
          <style:tab-stop style:position="8.502cm"/>
          <style:tab-stop style:position="11.001cm"/>
        </style:tab-stops>
      </style:paragraph-properties>
      <style:text-properties style:font-name="Arial" fo:font-size="10pt" fo:language="en" fo:country="US" style:font-size-asian="10pt" style:font-name-complex="Arial" style:font-size-complex="10pt"/>
    </style:style>
    <style:style style:name="P29" style:family="paragraph" style:parent-style-name="Standard">
      <style:paragraph-properties fo:margin-left="0.667cm" fo:margin-right="0cm" fo:text-indent="0cm" style:auto-text-indent="false" style:text-autospace="none">
        <style:tab-stops>
          <style:tab-stop style:position="8.502cm"/>
          <style:tab-stop style:position="11.001cm"/>
        </style:tab-stops>
      </style:paragraph-properties>
      <style:text-properties style:font-name="Arial" fo:font-size="10pt" fo:language="en" fo:country="US" fo:font-weight="bold" style:font-size-asian="10pt" style:font-weight-asian="bold" style:font-name-complex="Arial" style:font-size-complex="10pt"/>
    </style:style>
    <style:style style:name="P30" style:family="paragraph" style:parent-style-name="Standard">
      <style:paragraph-properties fo:margin-left="0.751cm" fo:margin-right="0cm" fo:text-indent="-0.381cm" style:auto-text-indent="false" style:text-autospace="none">
        <style:tab-stops>
          <style:tab-stop style:position="8.502cm"/>
          <style:tab-stop style:position="11.001cm"/>
        </style:tab-stops>
      </style:paragraph-properties>
      <style:text-properties style:font-name="Arial" fo:font-size="10pt" fo:language="en" fo:country="US" fo:font-weight="bold" style:font-size-asian="10pt" style:font-weight-asian="bold" style:font-name-complex="Arial" style:font-size-complex="10pt"/>
    </style:style>
    <style:style style:name="P31" style:family="paragraph" style:parent-style-name="Standard">
      <style:paragraph-properties fo:margin-left="0.751cm" fo:margin-right="0cm" fo:text-indent="-0.381cm" style:auto-text-indent="false" style:text-autospace="none">
        <style:tab-stops>
          <style:tab-stop style:position="8.502cm"/>
          <style:tab-stop style:position="11.001cm"/>
        </style:tab-stops>
      </style:paragraph-properties>
    </style:style>
    <style:style style:name="P32" style:family="paragraph" style:parent-style-name="Standard">
      <style:paragraph-properties fo:margin-left="0.691cm" fo:margin-right="0cm" fo:text-indent="-0.346cm" style:auto-text-indent="false" style:text-autospace="none">
        <style:tab-stops>
          <style:tab-stop style:position="8.502cm"/>
          <style:tab-stop style:position="11.001cm"/>
        </style:tab-stops>
      </style:paragraph-properties>
    </style:style>
    <style:style style:name="T1" style:family="text">
      <style:text-properties fo:font-weight="bold" style:font-weight-asian="bold" style:font-name-complex="Arial" style:font-size-complex="10pt"/>
    </style:style>
    <style:style style:name="T2" style:family="text">
      <style:text-properties style:font-name="Arial" fo:font-size="14pt" fo:language="en" fo:country="US" fo:font-weight="bold" style:font-size-asian="14pt" style:font-weight-asian="bold" style:font-name-complex="Arial" style:font-size-complex="14pt"/>
    </style:style>
    <style:style style:name="T3" style:family="text">
      <style:text-properties style:font-name="Arial" style:font-name-complex="Arial"/>
    </style:style>
    <style:style style:name="T4" style:family="text">
      <style:text-properties style:font-name="Arial" fo:language="en" fo:country="US" style:font-name-complex="Arial"/>
    </style:style>
    <style:style style:name="T5" style:family="text">
      <style:text-properties style:font-name="Arial" fo:language="en" fo:country="US" style:font-name-complex="Arial" style:font-weight-complex="bold"/>
    </style:style>
    <style:style style:name="T6" style:family="text">
      <style:text-properties style:font-name="Arial" fo:language="en" fo:country="US" fo:font-weight="bold" style:font-weight-asian="bold" style:font-name-complex="Arial"/>
    </style:style>
    <style:style style:name="T7" style:family="text">
      <style:text-properties style:font-name="Arial" fo:language="en" fo:country="US" style:font-name-asian="Arial" style:font-name-complex="Arial"/>
    </style:style>
    <style:style style:name="T8" style:family="text">
      <style:text-properties style:font-name="Arial" fo:language="en" fo:country="US" style:font-name-asian="Arial" style:font-name-complex="Arial" style:font-weight-complex="bold"/>
    </style:style>
    <style:style style:name="T9" style:family="text">
      <style:text-properties style:font-name="Arial" fo:font-size="10pt" fo:language="en" fo:country="US" fo:font-weight="bold" style:font-size-asian="10pt" style:font-weight-asian="bold" style:font-name-complex="Arial" style:font-size-complex="10pt"/>
    </style:style>
    <style:style style:name="T10" style:family="text">
      <style:text-properties style:font-name="Arial" fo:font-size="10pt" fo:language="en" fo:country="US" style:font-size-asian="10pt" style:font-name-complex="Arial" style:font-size-complex="10pt"/>
    </style:style>
    <style:style style:name="T11" style:family="text">
      <style:text-properties style:font-name="Arial" fo:font-size="9pt" fo:language="en" fo:country="US" style:font-size-asian="9pt" style:font-name-complex="Arial" style:font-size-complex="9pt"/>
    </style:style>
    <style:style style:name="T12" style:family="text">
      <style:text-properties style:font-name="Arial" fo:font-size="9pt" fo:language="en" fo:country="US" style:font-size-asian="9pt" style:font-name-complex="Arial" style:font-size-complex="9pt" style:font-weight-complex="bold"/>
    </style:style>
    <style:style style:name="T13" style:family="text">
      <style:text-properties style:font-name="Arial" fo:font-size="9pt" fo:language="en" fo:country="US" fo:font-style="italic" style:font-size-asian="9pt" style:font-style-asian="italic" style:font-name-complex="Arial" style:font-size-complex="9pt" style:font-style-complex="italic"/>
    </style:style>
    <style:style style:name="T14" style:family="text">
      <style:text-properties style:font-name="Arial" fo:font-size="9pt" fo:language="en" fo:country="US" fo:font-weight="bold" style:font-size-asian="9pt" style:font-weight-asian="bold" style:font-name-complex="Arial" style:font-size-complex="9pt" style:font-weight-complex="bold"/>
    </style:style>
    <style:style style:name="T15" style:family="text">
      <style:text-properties style:font-name="Arial" fo:language="en" fo:country="GB" style:font-name-complex="Arial"/>
    </style:style>
    <style:style style:name="T16" style:family="text">
      <style:text-properties style:font-name="Arial" fo:language="en" fo:country="GB" style:font-name-complex="Arial" style:font-weight-complex="bold"/>
    </style:style>
    <style:style style:name="T17" style:family="text">
      <style:text-properties style:font-name-complex="Arial"/>
    </style:style>
    <style:style style:name="T18" style:family="text">
      <style:text-properties style:font-name-complex="Arial" style:font-size-complex="10pt"/>
    </style:style>
    <style:style style:name="T19" style:family="text">
      <style:text-properties fo:language="en" fo:country="US"/>
    </style:style>
    <style:style style:name="T20" style:family="text">
      <style:text-properties style:text-position="super 58%" style:font-name="Arial" fo:font-size="10pt" fo:language="en" fo:country="US" style:font-size-asian="10pt" style:font-name-complex="Arial" style:font-size-complex="10pt"/>
    </style:style>
    <style:style style:name="T21" style:family="text">
      <style:text-properties style:text-position="super 58%" style:font-name="Arial" fo:font-size="9pt" fo:language="en" fo:country="US" style:font-size-asian="9pt" style:font-name-complex="Arial" style:font-size-complex="9pt"/>
    </style:style>
    <style:style style:name="T22" style:family="text">
      <style:text-properties fo:font-size="9pt" style:font-size-asian="9pt" style:font-name-complex="Arial" style:font-size-complex="9pt"/>
    </style:style>
    <style:style style:name="T23" style:family="text">
      <style:text-properties fo:color="#000000" fo:font-size="9pt" style:font-size-asian="9pt" style:font-name-complex="Arial" style:font-size-complex="9pt"/>
    </style:style>
    <style:style style:name="T24" style:family="text">
      <style:text-properties fo:language="en" fo:country="GB"/>
    </style:style>
    <style:style style:name="fr1" style:family="graphic" style:parent-style-name="Graphics">
      <style:graphic-properties fo:margin-left="0.319cm" fo:margin-right="0.319cm" fo:margin-top="0cm" fo:margin-bottom="0cm" style:wrap="none" style:vertical-pos="from-top" style:vertical-rel="page" style:horizontal-pos="from-left" style:horizontal-rel="page"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Z01_Ethical Issues – Form for the application of an ETH Zurich Postdoctoral Fellowship</text:span></text:p>
      <text:p text:style-name="ETH_5f_Fliesstext"><text:span text:style-name="T4">Revised March 2020, jk</text:span></text:p>
      <text:p text:style-name="P1">Ethical Issues demanding authorization or notification</text:p>
      <text:p text:style-name="ETH_5f_Fliesstext"><text:span text:style-name="T4">ETH Fellowship candidates, who intend to perform research requiring authorization or notification in their project must declare this in the table below. This applies to research on humans, on human embryonic stem cells, on animals on GMO/pathogens and on research involving developing countries. The table below gives important information on the process of the ethical evaluation and designates the relevant bodies in charge. </text:span></text:p>
      <text:p text:style-name="ETH_5f_Fliesstext">The Research Commission of the ETH Zurich points out that grants can only be transferred, if all required authorizations or notifications are available. ETH Fellowship candidates and their host professors are therefore recommended to submit the requests for these documents to the concerned authorities parallel to the evaluation by the Research Commission of the ETH Zurich. Copies of the authorization or notification can either be scanned and sent by e-mail or by regular mail, once a fellowship has been accepted for funding.</text:p>
      <table:table table:name="Tableau1" table:style-name="Tableau1">
        <table:table-column table:style-name="Tableau1.A"/>
        <table:table-column table:style-name="Tableau1.B"/>
        <table:table-row table:style-name="Tableau1.1">
          <table:table-cell table:style-name="Tableau1.A1" office:value-type="string">
            <text:h text:style-name="P6" text:outline-level="1">Research on humans</text:h>
            <text:p text:style-name="P21"><text:span text:style-name="T9">Research on humans: <text:tab/></text:span><field:fieldmark text:name="__Fieldmark__295_1683713473" field:type="vnd.oasis.opendocument.field.FORMCHECKBOX"><field:param field:name="Checkbox_HelpText" field:value=""/><field:param field:name="Checkbox_Name" field:value="Kontrollkästchen1"/></field:fieldmark><text:span text:style-name="T9">Yes<text:tab/></text:span><field:fieldmark text:name="__Fieldmark__296_1683713473" field:type="vnd.oasis.opendocument.field.FORMCHECKBOX"><field:param field:name="Checkbox_Checked" field:value="true"/><field:param field:name="Checkbox_HelpText" field:value=""/><field:param field:name="Checkbox_Name" field:value="Kontrollkästchen2"/></field:fieldmark><text:span text:style-name="T9">No</text:span></text:p>
            <text:p text:style-name="P22"/>
            <text:p text:style-name="P22">If yes, you intend to …</text:p>
            <text:p text:style-name="P23"><text:span text:style-name="T10">collect samples and data</text:span><text:span text:style-name="T20">1</text:span><text:span text:style-name="T10"><text:tab/></text:span><field:fieldmark text:name="__Fieldmark__297_1683713473" field:type="vnd.oasis.opendocument.field.FORMCHECKBOX"><field:param field:name="Checkbox_HelpText" field:value=""/><field:param field:name="Checkbox_Name" field:value="Kontrollkästchen1"/></field:fieldmark><text:span text:style-name="T10">Yes<text:tab/></text:span><field:fieldmark text:name="__Fieldmark__298_1683713473" field:type="vnd.oasis.opendocument.field.FORMCHECKBOX"><field:param field:name="Checkbox_HelpText" field:value=""/><field:param field:name="Checkbox_Name" field:value="Kontrollkästchen2"/></field:fieldmark><text:span text:style-name="T10">No</text:span></text:p>
            <text:p text:style-name="P23"><text:span text:style-name="T10">use existing samples or data</text:span><text:span text:style-name="T20">1</text:span><text:span text:style-name="T10"><text:tab/></text:span><field:fieldmark text:name="__Fieldmark__299_1683713473" field:type="vnd.oasis.opendocument.field.FORMCHECKBOX"><field:param field:name="Checkbox_HelpText" field:value=""/><field:param field:name="Checkbox_Name" field:value="Kontrollkästchen1"/></field:fieldmark><text:span text:style-name="T10">Yes<text:tab/></text:span><field:fieldmark text:name="__Fieldmark__300_1683713473" field:type="vnd.oasis.opendocument.field.FORMCHECKBOX"><field:param field:name="Checkbox_HelpText" field:value=""/><field:param field:name="Checkbox_Name" field:value="Kontrollkästchen2"/></field:fieldmark><text:span text:style-name="T10">No</text:span></text:p>
            <text:p text:style-name="P23"><text:span text:style-name="T10">do clinical trials of pharmaceutical products<text:tab/></text:span><field:fieldmark text:name="__Fieldmark__301_1683713473" field:type="vnd.oasis.opendocument.field.FORMCHECKBOX"><field:param field:name="Checkbox_HelpText" field:value=""/><field:param field:name="Checkbox_Name" field:value="Kontrollkästchen1"/></field:fieldmark><text:span text:style-name="T10">Yes<text:tab/></text:span><field:fieldmark text:name="__Fieldmark__302_1683713473" field:type="vnd.oasis.opendocument.field.FORMCHECKBOX"><field:param field:name="Checkbox_HelpText" field:value=""/><field:param field:name="Checkbox_Name" field:value="Kontrollkästchen2"/></field:fieldmark><text:span text:style-name="T10">No</text:span></text:p>
            <text:p text:style-name="P23"><text:span text:style-name="T10">do In vivo somatic gene therapy<text:tab/></text:span><field:fieldmark text:name="__Fieldmark__303_1683713473" field:type="vnd.oasis.opendocument.field.FORMCHECKBOX"><field:param field:name="Checkbox_HelpText" field:value=""/><field:param field:name="Checkbox_Name" field:value="Kontrollkästchen1"/></field:fieldmark><text:span text:style-name="T10">Yes<text:tab/></text:span><field:fieldmark text:name="__Fieldmark__304_1683713473" field:type="vnd.oasis.opendocument.field.FORMCHECKBOX"><field:param field:name="Checkbox_HelpText" field:value=""/><field:param field:name="Checkbox_Name" field:value="Kontrollkästchen2"/></field:fieldmark><text:span text:style-name="T10">No</text:span></text:p>
            <text:p text:style-name="P23"><text:span text:style-name="T10">do Ex vivo somatic gene therapy<text:tab/></text:span><field:fieldmark text:name="__Fieldmark__305_1683713473" field:type="vnd.oasis.opendocument.field.FORMCHECKBOX"><field:param field:name="Checkbox_HelpText" field:value=""/><field:param field:name="Checkbox_Name" field:value="Kontrollkästchen1"/></field:fieldmark><text:span text:style-name="T10">Yes<text:tab/></text:span><field:fieldmark text:name="__Fieldmark__306_1683713473" field:type="vnd.oasis.opendocument.field.FORMCHECKBOX"><field:param field:name="Checkbox_HelpText" field:value=""/><field:param field:name="Checkbox_Name" field:value="Kontrollkästchen2"/></field:fieldmark><text:span text:style-name="T10">No</text:span></text:p>
            <text:p text:style-name="P23"><text:span text:style-name="T10">do clinical trials with transplants<text:tab/></text:span><field:fieldmark text:name="__Fieldmark__307_1683713473" field:type="vnd.oasis.opendocument.field.FORMCHECKBOX"><field:param field:name="Checkbox_HelpText" field:value=""/><field:param field:name="Checkbox_Name" field:value="Kontrollkästchen1"/></field:fieldmark><text:span text:style-name="T10">Yes<text:tab/></text:span><field:fieldmark text:name="__Fieldmark__308_1683713473" field:type="vnd.oasis.opendocument.field.FORMCHECKBOX"><field:param field:name="Checkbox_HelpText" field:value=""/><field:param field:name="Checkbox_Name" field:value="Kontrollkästchen2"/></field:fieldmark><text:span text:style-name="T10">No</text:span></text:p>
            <text:p text:style-name="P9"/>
          </table:table-cell>
          <table:table-cell table:style-name="Tableau1.B1" office:value-type="string">
            <text:p text:style-name="P24"><text:span text:style-name="T11">Research projects on or with humans must be approved by an official ethics committee and comply with federal and cantonal laws regulating research on humans. Depending on the type of research or the group examined (e.g.  people in special need of protection), studies must be announced to and authorized by the concerned authorities. </text:span></text:p>
            <text:p text:style-name="P24"><text:span text:style-name="T11">It is the responsibility of the researcher to assess the legal framework applying to the studies and to take the required measures. The </text:span><text:a xlink:type="simple" xlink:href="http://www.bag.admin.ch/themen/medizin/00701/00702/index.html?lang=de" office:target-frame-name="blank" xlink:show="replace" text:style-name="Internet_20_link" text:visited-style-name="Visited_20_Internet_20_Link"><text:span text:style-name="Internet_20_link"><text:span text:style-name="T11">Federal Office of Public Health (BAG)</text:span></text:span></text:a><text:span text:style-name="T11">, the Swiss Agency for therapeutic products (</text:span><text:a xlink:type="simple" xlink:href="http://www.swissmedic.ch/?lang=2" office:target-frame-name="blank" xlink:show="replace" text:style-name="Internet_20_link" text:visited-style-name="Visited_20_Internet_20_Link"><text:span text:style-name="Internet_20_link"><text:span text:style-name="T11">Swissmedic</text:span></text:span></text:a><text:span text:style-name="T11">) and the </text:span><text:a xlink:type="simple" xlink:href="http://www.swissethics.ch/fileadmin/se/splash.htm" office:target-frame-name="blank" xlink:show="replace" text:style-name="Internet_20_link" text:visited-style-name="Visited_20_Internet_20_Link"><text:span text:style-name="Internet_20_link"><text:span text:style-name="T11">Swiss Ethics Committees for Research </text:span></text:span></text:a><text:span text:style-name="T11">provide a comprehensive overview of the legal basis for research on humans. </text:span></text:p>
            <text:p text:style-name="P24"><text:span text:style-name="T11">Clinical trials must be conducted following the </text:span><text:a xlink:type="simple" xlink:href="http://www.bag.admin.ch/themen/medizin/00701/00702/00703/index.html?lang=de" office:target-frame-name="blank" xlink:show="replace" text:style-name="Internet_20_link" text:visited-style-name="Visited_20_Internet_20_Link"><text:span text:style-name="Internet_20_link"><text:span text:style-name="T11">Guidelines for good clinical practice by the ICH</text:span></text:span></text:a><text:span text:style-name="T11">.</text:span></text:p>
            <text:p text:style-name="P24"><text:span text:style-name="T11">Research projects on humans</text:span><text:span text:style-name="T21">1</text:span><text:span text:style-name="T11"> using non-invasive techniques, not falling into the federal law on drugs (Heilmittelgesetz) or the cantonal law on patients (Patientengesetz), should be evaluated by the </text:span><text:a xlink:type="simple" xlink:href="http://www.vpf.ethz.ch/about/commissions/EK" text:style-name="Internet_20_link" text:visited-style-name="Visited_20_Internet_20_Link"><text:span text:style-name="Internet_20_link"><text:span text:style-name="T11">ethical commission</text:span></text:span></text:a><text:span text:style-name="T11"> of the ETH Zurich. More information on the ethical review process can be found on the mentioned webpage of the </text:span><text:a xlink:type="simple" xlink:href="http://www.vpf.ethz.ch/about/commissions/EK" text:style-name="Internet_20_link" text:visited-style-name="Visited_20_Internet_20_Link"><text:span text:style-name="Internet_20_link"><text:span text:style-name="T11">ethical commission</text:span></text:span></text:a><text:span text:style-name="T11">.</text:span></text:p>
            <text:p text:style-name="P18"/>
          </table:table-cell>
        </table:table-row>
      </table:table>
      <text:p text:style-name="P20"/>
      <text:p text:style-name="P20"/>
      <table:table table:name="Tableau2" table:style-name="Tableau2">
        <table:table-column table:style-name="Tableau2.A"/>
        <table:table-column table:style-name="Tableau2.B"/>
        <text:soft-page-break/>
        <table:table-row table:style-name="Tableau2.1">
          <table:table-cell table:style-name="Tableau2.A1" office:value-type="string">
            <text:h text:style-name="P8" text:outline-level="1">Research on Human Embryo / Foetus</text:h>
            <text:p text:style-name="P21"><text:span text:style-name="T9">Research on human embryonic stem cells <text:tab/></text:span><field:fieldmark text:name="__Fieldmark__309_1683713473" field:type="vnd.oasis.opendocument.field.FORMCHECKBOX"><field:param field:name="Checkbox_HelpText" field:value=""/><field:param field:name="Checkbox_Name" field:value="Kontrollkästchen1"/></field:fieldmark><text:span text:style-name="T9">Yes<text:tab/></text:span><field:fieldmark text:name="__Fieldmark__310_1683713473" field:type="vnd.oasis.opendocument.field.FORMCHECKBOX"><field:param field:name="Checkbox_Checked" field:value="true"/><field:param field:name="Checkbox_HelpText" field:value=""/><field:param field:name="Checkbox_Name" field:value="Kontrollkästchen2"/></field:fieldmark><text:span text:style-name="T9">No</text:span></text:p>
            <text:p text:style-name="P10"/>
          </table:table-cell>
          <table:table-cell table:style-name="Tableau2.B1" office:value-type="string">
            <text:p text:style-name="Standard"><text:span text:style-name="T11">The </text:span><text:a xlink:type="simple" xlink:href="http://www.stemcells.bag.admin.ch/themen/hes/" office:target-frame-name="blank" xlink:show="replace" text:style-name="Internet_20_link" text:visited-style-name="Visited_20_Internet_20_Link"><text:span text:style-name="Internet_20_link"><text:span text:style-name="T11">federal office of public health</text:span></text:span></text:a><text:span text:style-name="T11"> (FOPH) provides a comprehensive overview of the legal basis of research involving human embryonic stem cells. The appropriate regulations for research involving human embryonic stem cells are given by the respective </text:span><text:a xlink:type="simple" xlink:href="http://www.admin.ch/ch/d/sr/8/810.31.de.pdf" office:target-frame-name="blank" xlink:show="replace" text:style-name="Internet_20_link" text:visited-style-name="Visited_20_Internet_20_Link"><text:span text:style-name="Internet_20_link"><text:span text:style-name="T11">law </text:span></text:span></text:a><text:span text:style-name="T11"> (StFG) and </text:span><text:a xlink:type="simple" xlink:href="http://www.admin.ch/ch/d/sr/8/810.311.de.pdf" office:target-frame-name="blank" xlink:show="replace" text:style-name="Internet_20_link" text:visited-style-name="Visited_20_Internet_20_Link"><text:span text:style-name="Internet_20_link"><text:span text:style-name="T11">regulations</text:span></text:span></text:a><text:span text:style-name="T4"> </text:span><text:span text:style-name="T11">(VStFG). Research projects involving human embryonic stem cells must be approved by an ethics committee and require permission from the FOPH.</text:span></text:p>
            <text:p text:style-name="P17"/>
          </table:table-cell>
        </table:table-row>
        <table:table-row table:style-name="Tableau2.1">
          <table:table-cell table:style-name="Tableau2.A1" office:value-type="string">
            <text:h text:style-name="P8" text:outline-level="1">Research on Animals </text:h>
            <text:p text:style-name="P25"><text:span text:style-name="T9">Research on animals requiring </text:span></text:p>
            <text:p text:style-name="P25"><text:span text:style-name="T9">authorization/notification<text:tab/></text:span><field:fieldmark text:name="__Fieldmark__311_1683713473" field:type="vnd.oasis.opendocument.field.FORMCHECKBOX"><field:param field:name="Checkbox_HelpText" field:value=""/><field:param field:name="Checkbox_Name" field:value="Kontrollkästchen1"/></field:fieldmark><text:span text:style-name="T9">Yes<text:tab/></text:span><field:fieldmark text:name="__Fieldmark__312_1683713473" field:type="vnd.oasis.opendocument.field.FORMCHECKBOX"><field:param field:name="Checkbox_Checked" field:value="true"/><field:param field:name="Checkbox_HelpText" field:value=""/><field:param field:name="Checkbox_Name" field:value="Kontrollkästchen2"/></field:fieldmark><text:span text:style-name="T9">No</text:span></text:p>
            <text:p text:style-name="P22"/>
            <text:p text:style-name="P22">If yes, you intend to work with</text:p>
            <text:p text:style-name="P26"><text:span text:style-name="T10">lab-rodents<text:tab/></text:span><field:fieldmark text:name="__Fieldmark__313_1683713473" field:type="vnd.oasis.opendocument.field.FORMCHECKBOX"><field:param field:name="Checkbox_HelpText" field:value=""/><field:param field:name="Checkbox_Name" field:value="Kontrollkästchen1"/></field:fieldmark><text:span text:style-name="T10">Yes<text:tab/></text:span><field:fieldmark text:name="__Fieldmark__314_1683713473" field:type="vnd.oasis.opendocument.field.FORMCHECKBOX"><field:param field:name="Checkbox_HelpText" field:value=""/><field:param field:name="Checkbox_Name" field:value="Kontrollkästchen2"/></field:fieldmark><text:span text:style-name="T10">No</text:span></text:p>
            <text:p text:style-name="P27"><text:span text:style-name="T10">others:_______________<text:tab/></text:span><field:fieldmark text:name="__Fieldmark__315_1683713473" field:type="vnd.oasis.opendocument.field.FORMCHECKBOX"><field:param field:name="Checkbox_HelpText" field:value=""/><field:param field:name="Checkbox_Name" field:value="Kontrollkästchen1"/></field:fieldmark><text:span text:style-name="T10">Yes<text:tab/></text:span><field:fieldmark text:name="__Fieldmark__316_1683713473" field:type="vnd.oasis.opendocument.field.FORMCHECKBOX"><field:param field:name="Checkbox_HelpText" field:value=""/><field:param field:name="Checkbox_Name" field:value="Kontrollkästchen2"/></field:fieldmark><text:span text:style-name="T10">No</text:span></text:p>
            <text:p text:style-name="P28"/>
          </table:table-cell>
          <table:table-cell table:style-name="Tableau2.B1" office:value-type="string">
            <text:p text:style-name="Standard"><text:span text:style-name="T11">Research on vertebrates, cephalopods and </text:span><text:span text:style-name="T13">reptantia (Panzerkrebse)</text:span><text:span text:style-name="T11"> requires an authorization by the responsible Canton (</text:span><text:span text:style-name="T13">i.e.</text:span><text:span text:style-name="T11"> its veterinary office). Legally relevant are the </text:span><text:a xlink:type="simple" xlink:href="http://www.admin.ch/ch/d/sr/4/455.de.pdf" text:style-name="Internet_20_link" text:visited-style-name="Visited_20_Internet_20_Link"><text:span text:style-name="Internet_20_link"><text:span text:style-name="T11">federal act on animal welfare</text:span></text:span></text:a><text:span text:style-name="T11"> and the </text:span><text:a xlink:type="simple" xlink:href="http://www.admin.ch/ch/d/sr/4/455.1.de.pdf" office:target-frame-name="blank" xlink:show="replace" text:style-name="Internet_20_link" text:visited-style-name="Visited_20_Internet_20_Link"><text:span text:style-name="Internet_20_link"><text:span text:style-name="T11">federal ordinance on animal welfare</text:span></text:span></text:a><text:span text:style-name="T11">. All important forms as well as the corresponding explanations can be downloaded from the site of the </text:span><text:a xlink:type="simple" xlink:href="http://www.bvet.admin.ch/themen/tierschutz/00777/index.html?lang=en" office:target-frame-name="blank" xlink:show="replace" text:style-name="Internet_20_link" text:visited-style-name="Visited_20_Internet_20_Link"><text:span text:style-name="Internet_20_link"><text:span text:style-name="T11">Swiss Federal Veterinary Office</text:span></text:span></text:a><text:span text:style-name="T11"> (FVO). Additionally, the </text:span><text:a xlink:type="simple" xlink:href="http://www.samw.ch/dms/en/Ethics/Guidelines/Currently-valid-guidelines/e_RL_Tierethik.pdf" office:target-frame-name="blank" xlink:show="replace" text:style-name="Internet_20_link" text:visited-style-name="Visited_20_Internet_20_Link"><text:span text:style-name="Internet_20_link"><text:span text:style-name="T12">Ethical Principles and Guidelines for Experiments on Animals</text:span></text:span></text:a><text:span text:style-name="T11"> pertaining to animal experiments of the Swiss Academy of Medical Sciences (SAMW) and the Swiss Academy of Sciences (SCNAT) must be taken into consideration. </text:span><text:span text:style-name="T14">Please note:</text:span><text:span text:style-name="T11"> Knockouts and transgene animal models are regarded as genetically modified organisms (GMO) and therefore need to be separately notified to the Federal Office for the Environment (FOEN). In the case of research on animals that are genetically modified, the category «Research on pathogens or GMO» must consequently also be completed.</text:span></text:p>
            <text:p text:style-name="P17"/>
          </table:table-cell>
        </table:table-row>
        <table:table-row table:style-name="Tableau2.1">
          <table:table-cell table:style-name="Tableau2.A1" office:value-type="string">
            <text:h text:style-name="P8" text:outline-level="1">Research on GMO or pathogens</text:h>
            <text:p text:style-name="P21"><text:span text:style-name="T9">Research on GMO or pathogens<text:tab/></text:span><field:fieldmark text:name="__Fieldmark__317_1683713473" field:type="vnd.oasis.opendocument.field.FORMCHECKBOX"><field:param field:name="Checkbox_HelpText" field:value=""/><field:param field:name="Checkbox_Name" field:value="Kontrollkästchen1"/></field:fieldmark><text:span text:style-name="T9">Yes<text:tab/></text:span><field:fieldmark text:name="__Fieldmark__318_1683713473" field:type="vnd.oasis.opendocument.field.FORMCHECKBOX"><field:param field:name="Checkbox_Checked" field:value="true"/><field:param field:name="Checkbox_HelpText" field:value=""/><field:param field:name="Checkbox_Name" field:value="Kontrollkästchen2"/></field:fieldmark><text:span text:style-name="T9">No</text:span></text:p>
            <text:p text:style-name="P22"/>
            <text:p text:style-name="P22">If yes, you intend to…</text:p>
            <text:p text:style-name="P27"><text:span text:style-name="T11">release GMO/pathogens for human or animals <text:tab/></text:span><field:fieldmark text:name="__Fieldmark__319_1683713473" field:type="vnd.oasis.opendocument.field.FORMCHECKBOX"><field:param field:name="Checkbox_HelpText" field:value=""/><field:param field:name="Checkbox_Name" field:value="Kontrollkästchen1"/></field:fieldmark><text:span text:style-name="T11">Yes<text:tab/></text:span><field:fieldmark text:name="__Fieldmark__320_1683713473" field:type="vnd.oasis.opendocument.field.FORMCHECKBOX"><field:param field:name="Checkbox_HelpText" field:value=""/><field:param field:name="Checkbox_Name" field:value="Kontrollkästchen2"/></field:fieldmark><text:span text:style-name="T11">No</text:span></text:p>
            <text:p text:style-name="P27"><text:span text:style-name="T11">release pathogens for plants, fungi or lichens <text:tab/></text:span><field:fieldmark text:name="__Fieldmark__321_1683713473" field:type="vnd.oasis.opendocument.field.FORMCHECKBOX"><field:param field:name="Checkbox_HelpText" field:value=""/><field:param field:name="Checkbox_Name" field:value="Kontrollkästchen1"/></field:fieldmark><text:span text:style-name="T11">Yes<text:tab/></text:span><field:fieldmark text:name="__Fieldmark__322_1683713473" field:type="vnd.oasis.opendocument.field.FORMCHECKBOX"><field:param field:name="Checkbox_HelpText" field:value=""/><field:param field:name="Checkbox_Name" field:value="Kontrollkästchen2"/></field:fieldmark><text:span text:style-name="T11">No</text:span></text:p>
            <text:p text:style-name="P27"><text:span text:style-name="T11">do experiments on GMO in contained systems <text:tab/></text:span><field:fieldmark text:name="__Fieldmark__323_1683713473" field:type="vnd.oasis.opendocument.field.FORMCHECKBOX"><field:param field:name="Checkbox_HelpText" field:value=""/><field:param field:name="Checkbox_Name" field:value="Kontrollkästchen1"/></field:fieldmark><text:span text:style-name="T11">Yes<text:tab/></text:span><field:fieldmark text:name="__Fieldmark__324_1683713473" field:type="vnd.oasis.opendocument.field.FORMCHECKBOX"><field:param field:name="Checkbox_HelpText" field:value=""/><field:param field:name="Checkbox_Name" field:value="Kontrollkästchen2"/></field:fieldmark><text:span text:style-name="T11">No</text:span></text:p>
            <text:p text:style-name="P27"><text:span text:style-name="T11">work with pathogens in contained systems (cl. 2, 3, 4) <text:tab/></text:span><field:fieldmark text:name="__Fieldmark__325_1683713473" field:type="vnd.oasis.opendocument.field.FORMCHECKBOX"><field:param field:name="Checkbox_HelpText" field:value=""/><field:param field:name="Checkbox_Name" field:value="Kontrollkästchen1"/></field:fieldmark><text:span text:style-name="T11">Yes<text:tab/></text:span><field:fieldmark text:name="__Fieldmark__326_1683713473" field:type="vnd.oasis.opendocument.field.FORMCHECKBOX"><field:param field:name="Checkbox_HelpText" field:value=""/><field:param field:name="Checkbox_Name" field:value="Kontrollkästchen2"/></field:fieldmark><text:span text:style-name="T11">No</text:span></text:p>
            <text:p text:style-name="P27"><text:span text:style-name="T11">work with pathogens in contained systems (cl. 1) <text:tab/></text:span><field:fieldmark text:name="__Fieldmark__327_1683713473" field:type="vnd.oasis.opendocument.field.FORMCHECKBOX"><field:param field:name="Checkbox_HelpText" field:value=""/><field:param field:name="Checkbox_Name" field:value="Kontrollkästchen1"/></field:fieldmark><text:span text:style-name="T11">Yes<text:tab/></text:span><field:fieldmark text:name="__Fieldmark__328_1683713473" field:type="vnd.oasis.opendocument.field.FORMCHECKBOX"><field:param field:name="Checkbox_HelpText" field:value=""/><field:param field:name="Checkbox_Name" field:value="Kontrollkästchen2"/></field:fieldmark><text:span text:style-name="T11">No</text:span></text:p>
            <text:p text:style-name="P11"/>
          </table:table-cell>
          <table:table-cell table:style-name="Tableau2.B1" office:value-type="string">
            <text:p text:style-name="Standard"><text:span text:style-name="T11">Concerns research in which genetically modified organisms (GMO) are produced or used and/or in which pathogenic organisms are involved. Such research, either in the lab or in the field, requires authorization or confirmation of notification from the Federal Office for the Environment (FOEN).</text:span></text:p>
            <text:p text:style-name="Standard"><text:span text:style-name="T11">A comprehensive overview on the legal basis for research on GMOs or pathogenic organisms is given by the </text:span><text:a xlink:type="simple" xlink:href="http://www.bafu.admin.ch/biotechnologie/index.html?lang=en" office:target-frame-name="blank" xlink:show="replace" text:style-name="Internet_20_link" text:visited-style-name="Visited_20_Internet_20_Link"><text:span text:style-name="Internet_20_link"><text:span text:style-name="T11">coordination centre for biotechnology </text:span></text:span></text:a><text:span text:style-name="T11">of the FOEN. Genetic methods which lead to GMOs as defined by law, are listed in Annexe 1 of the </text:span><text:a xlink:type="simple" xlink:href="http://www.admin.ch/ch/d/sr/8/814.912.de.pdf" office:target-frame-name="blank" xlink:show="replace" text:style-name="Internet_20_link" text:visited-style-name="Visited_20_Internet_20_Link"><text:span text:style-name="Internet_20_link"><text:span text:style-name="T11">regulations on the contained use of organisms</text:span></text:span></text:a><text:span text:style-name="T11"> (ESV). Central to the evaluation of projects with GMOs is the risk assessment undertaken by the researcher (annexe 2, ESV). This risk assessment includes the grouping of the utilized organisms as well as the classification of the activities performed. Depending upon the result of the risk assessment either notification or official authorization will be necessary.<text:line-break/>The legal foundation for the execution of </text:span><text:a xlink:type="simple" xlink:href="http://www.bafu.admin.ch/biotechnologie/01756/index.html?lang=en" office:target-frame-name="blank" xlink:show="replace" text:style-name="Internet_20_link" text:visited-style-name="Visited_20_Internet_20_Link"><text:span text:style-name="Internet_20_link"><text:span text:style-name="T11">experimental releases</text:span></text:span></text:a><text:span text:style-name="T11"> of genetically modified or pathogenic organisms can be found in the </text:span><text:a xlink:type="simple" xlink:href="http://www.admin.ch/ch/d/sr/8/814.911.de.pdf" office:target-frame-name="blank" xlink:show="replace" text:style-name="Internet_20_link" text:visited-style-name="Visited_20_Internet_20_Link"><text:span text:style-name="Internet_20_link"><text:span text:style-name="T11">release regulations</text:span></text:span></text:a><text:span text:style-name="T11"> (FrSV).</text:span></text:p>
            <text:p text:style-name="P11"/>
          </table:table-cell>
        </table:table-row>
        <table:table-row table:style-name="Tableau2.1">
          <table:table-cell table:style-name="Tableau2.A4" office:value-type="string">
            <text:p text:style-name="P12"/>
          </table:table-cell>
          <table:table-cell table:style-name="Tableau2.A4" office:value-type="string">
            <text:p text:style-name="P19"/>
          </table:table-cell>
        </table:table-row>
        <text:soft-page-break/>
        <table:table-row table:style-name="Tableau2.1">
          <table:table-cell table:style-name="Tableau2.A5" office:value-type="string">
            <text:h text:style-name="P7" text:outline-level="1"/>
          </table:table-cell>
          <table:table-cell table:style-name="Tableau2.A5" office:value-type="string">
            <text:p text:style-name="P19"/>
          </table:table-cell>
        </table:table-row>
        <table:table-row table:style-name="Tableau2.1">
          <table:table-cell table:style-name="Tableau2.A1" office:value-type="string">
            <text:h text:style-name="P8" text:outline-level="1">Research Involving Developing Countries</text:h>
            <text:p text:style-name="P21"><text:span text:style-name="T9">Research Involving Developing Countries<text:tab/></text:span><field:fieldmark text:name="__Fieldmark__329_1683713473" field:type="vnd.oasis.opendocument.field.FORMCHECKBOX"><field:param field:name="Checkbox_HelpText" field:value=""/><field:param field:name="Checkbox_Name" field:value="Kontrollkästchen1"/></field:fieldmark><text:span text:style-name="T9">Yes<text:tab/></text:span><field:fieldmark text:name="__Fieldmark__330_1683713473" field:type="vnd.oasis.opendocument.field.FORMCHECKBOX"><field:param field:name="Checkbox_Checked" field:value="true"/><field:param field:name="Checkbox_HelpText" field:value=""/><field:param field:name="Checkbox_Name" field:value="Kontrollkästchen2"/></field:fieldmark><text:span text:style-name="T9">No</text:span></text:p>
            <text:p text:style-name="P30"/>
            <text:p text:style-name="P31"><text:span text:style-name="T10">If yes, you confirm that you<text:line-break/>respect the principles of research in partnerships<text:tab/></text:span><field:fieldmark text:name="__Fieldmark__331_1683713473" field:type="vnd.oasis.opendocument.field.FORMCHECKBOX"><field:param field:name="Checkbox_HelpText" field:value=""/><field:param field:name="Checkbox_Name" field:value="Kontrollkästchen1"/></field:fieldmark><text:span text:style-name="T10">Yes<text:tab/></text:span><field:fieldmark text:name="__Fieldmark__332_1683713473" field:type="vnd.oasis.opendocument.field.FORMCHECKBOX"><field:param field:name="Checkbox_HelpText" field:value=""/><field:param field:name="Checkbox_Name" field:value="Kontrollkästchen2"/></field:fieldmark><text:span text:style-name="T10">No</text:span></text:p>
            <text:p text:style-name="P32"><text:span text:style-name="T10">If you use local resources of developing countries, <text:line-break/>you are aware of actions to be taken<text:line-break/>based on Access and Benefit sharing<text:tab/></text:span><field:fieldmark text:name="__Fieldmark__333_1683713473" field:type="vnd.oasis.opendocument.field.FORMCHECKBOX"><field:param field:name="Checkbox_HelpText" field:value=""/><field:param field:name="Checkbox_Name" field:value="Kontrollkästchen1"/></field:fieldmark><text:span text:style-name="T10">Yes<text:tab/></text:span><field:fieldmark text:name="__Fieldmark__334_1683713473" field:type="vnd.oasis.opendocument.field.FORMCHECKBOX"><field:param field:name="Checkbox_HelpText" field:value=""/><field:param field:name="Checkbox_Name" field:value="Kontrollkästchen2"/></field:fieldmark><text:span text:style-name="T10">No</text:span></text:p>
            <text:p text:style-name="P29"/>
          </table:table-cell>
          <table:table-cell table:style-name="Tableau2.B1" office:value-type="string">
            <text:p text:style-name="P15"><text:span text:style-name="T22">Within the ETH Fellowship Program, research proposals involving developing countries will need to address the principles of research partnership as stated in the </text:span><text:a xlink:type="simple" xlink:href="http://www.kfpe.ch/key_activities/publications/guidelines/guidelines_e.php" text:style-name="Internet_20_link" text:visited-style-name="Visited_20_Internet_20_Link"><text:span text:style-name="Internet_20_link"><text:span text:style-name="T22">Guidelines for Research in Partnership with Developing Countries (1998)</text:span></text:span></text:a><text:span text:style-name="T22"> of the KFPE in a satisfactory and convincing manner.</text:span><text:span text:style-name="T23"> </text:span><text:span text:style-name="T22">If a research project uses local resources (genetic resources, animals and plants), information on Prior Informed Consent, Mutually Agreed Terms and Benefit Sharing will be required according to the manual for «</text:span><text:a xlink:type="simple" xlink:href="http://abs.scnat.ch/downloads/documents/ABS_GoodPractice_2009.pdf" text:style-name="Internet_20_link" text:visited-style-name="Visited_20_Internet_20_Link"><text:span text:style-name="Internet_20_link"><text:span text:style-name="T22">good practice for academic research on genetic resources</text:span></text:span></text:a><text:span text:style-name="T22">» of the SCNAT.</text:span></text:p>
          </table:table-cell>
        </table:table-row>
        <table:table-row table:style-name="Tableau2.1">
          <table:table-cell table:style-name="Tableau2.B1" table:number-columns-spanned="2" office:value-type="string">
            <text:h text:style-name="P8" text:outline-level="1">Research areas excluded from funding </text:h>
            <text:p text:style-name="P15"><text:span text:style-name="T18">Research areas excluded from funding under FP7 (Seventh Framework Program) as stipulated in Art. 6 (2§)</text:span><text:span text:style-name="Footnote_20_Symbol"><text:span text:style-name="T18"><text:note text:id="ftn1" text:note-class="footnote"><text:note-citation>1</text:note-citation><text:note-body><text:p text:style-name="Footnote"><text:span text:style-name="T4"><text:s/>i) <text:tab/>Research activities aiming at </text:span><text:span text:style-name="T5">human cloning for reproductive purposes</text:span></text:p><text:p text:style-name="Footnote"><text:span text:style-name="T7"><text:s text:c="2"/></text:span><text:span text:style-name="T4">ii) <text:tab/>Research activities intended to </text:span><text:span text:style-name="T5">modify the genetic heritage of human beings</text:span></text:p><text:p text:style-name="Footnote"><text:span text:style-name="T8"><text:s text:c="2"/></text:span><text:span text:style-name="T5">iii) <text:tab/></text:span><text:span text:style-name="T4">Research activities intended to </text:span><text:span text:style-name="T5">create human embryos solely </text:span><text:span text:style-name="T16">for the purpose of research </text:span><text:span text:style-name="T15">or </text:span><text:span text:style-name="T16">stem cell procurement</text:span></text:p></text:note-body></text:note></text:span></text:span><text:span text:style-name="T18"> are not supported in this program.</text:span></text:p>
            <text:p text:style-name="P15"><text:span text:style-name="T18">According to a decision of the ETH Zurich Executive Board, ETH’s internal research promotion system will not fund research requiring security classification, such that publications are prohibited. Therefore, the ETH Zurich Postdoctoral Fellowship Program will not support classified research. The control of dual-use goods in Switzerland is regulated by the Federal Act on the Control of Dual-Use Goods and of Specific Military Goods of December 13th, 1996</text:span><text:a xlink:type="simple" xlink:href="http://www.admin.ch/ch/e/rs/9/946.202.en.pdf" text:style-name="Internet_20_link" text:visited-style-name="Visited_20_Internet_20_Link"><text:span text:style-name="Internet_20_link"><text:span text:style-name="T18">»»</text:span></text:span></text:a><text:span text:style-name="T18">.</text:span></text:p>
            <text:p text:style-name="P14"/>
          </table:table-cell>
          <table:covered-table-cell/>
        </table:table-row>
        <table:table-row table:style-name="Tableau2.1">
          <table:table-cell table:style-name="Tableau2.B1" table:number-columns-spanned="2" office:value-type="string">
            <text:h text:style-name="P8" text:outline-level="1">Compliance with legal regulation</text:h>
            <text:p text:style-name="P14">By activating the check box below and signing the cover sheet, you declare that you are aware of the legal regulations at federal and cantonal level relevant to your research project concerning human research, research with human embryonic stem cells, research on animals, research with GMO/pathogens and on research involving developing countries. You affirm that all measures have been taken to ensure that the regulations will be respected. Similarly you are committed to upholding the professional and research-ethical rules in your work.</text:p>
            <text:p text:style-name="P16"><text:span text:style-name="T1">Relevant regulations noted and accepted <text:tab/></text:span><field:fieldmark text:name="__Fieldmark__335_1683713473" field:type="vnd.oasis.opendocument.field.FORMCHECKBOX"><field:param field:name="Checkbox_Checked" field:value="true"/><field:param field:name="Checkbox_HelpText" field:value=""/><field:param field:name="Checkbox_Name" field:value="Kontrollkästchen1"/></field:fieldmark><text:span text:style-name="T1">Yes<text:tab/></text:span><field:fieldmark text:name="__Fieldmark__336_1683713473" field:type="vnd.oasis.opendocument.field.FORMCHECKBOX"><field:param field:name="Checkbox_HelpText" field:value=""/><field:param field:name="Checkbox_Name" field:value="Kontrollkästchen2"/></field:fieldmark><text:span text:style-name="T1">No</text:span></text:p>
            <text:p text:style-name="P13"/>
          </table:table-cell>
          <table:covered-table-cell/>
        </table:table-row>
      </table:table>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ETH SemiBold" svg:font-family="'ETH SemiBold', 'Humnst777 BlkCn BT'" style:font-family-generic="roman"/>
    <style:font-face style:name="ETH Light" svg:font-family="'ETH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CH"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Heading_20_1" style:next-style-name="ETH_5f_Fliesstext" style:default-outline-level="" style:list-style-name="" style:class="text">
      <style:paragraph-properties fo:margin-top="0.476cm" fo:margin-bottom="0.247cm" loext:contextual-spacing="false" style:line-height-at-least="0.476cm"/>
      <style:text-properties style:font-name="ETH SemiBold" fo:font-family="'ETH SemiBold', 'Humnst777 BlkCn BT'" style:font-family-generic="roman" fo:font-size="16pt" fo:language="de" fo:country="CH" fo:font-weight="normal" style:letter-kerning="true" style:font-size-asian="16pt" style:font-weight-asian="normal" style:font-name-complex="Times New Roman" style:font-family-complex="'Times New Roman'" style:font-family-generic-complex="roman" style:font-pitch-complex="variable" style:font-size-complex="10pt" style:font-weight-complex="normal"/>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ProposalText"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language="en" fo:country="US"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ProposalText" style:default-outline-level="2" style:class="text">
      <style:paragraph-properties fo:margin-top="0.423cm" fo:margin-bottom="0.106cm" loext:contextual-spacing="false" fo:keep-with-next="always"/>
      <style:text-properties style:font-name="Arial" fo:font-family="Arial" style:font-family-generic="swiss" style:font-pitch="variable" fo:font-size="11pt" fo:language="en" fo:country="US" fo:font-weight="bold" style:font-size-asian="11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ProposalText" style:default-outline-level="3" style:class="text">
      <style:paragraph-properties fo:margin-top="0.423cm" fo:margin-bottom="0.106cm" loext:contextual-spacing="false" fo:keep-with-next="always"/>
      <style:text-properties style:font-name="Arial" fo:font-family="Arial" style:font-family-generic="swiss" style:font-pitch="variable" fo:font-size="10pt" fo:language="en" fo:country="US" fo:font-weight="bold" style:font-size-asian="10pt" style:font-weight-asian="bold" style:font-name-complex="Arial" style:font-family-complex="Arial" style:font-family-generic-complex="swiss" style:font-pitch-complex="variable" style:font-size-complex="13pt" style:font-weight-complex="bold"/>
    </style:style>
    <style:style style:name="ProposalText" style:family="paragraph" style:parent-style-name="Standard">
      <style:paragraph-properties fo:text-align="justify" style:justify-single-word="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ProposalText"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ETH_5f_Fliesstext" style:display-name="ETH_Fliesstext" style:family="paragraph">
      <style:paragraph-properties fo:margin-top="0cm" fo:margin-bottom="0.476cm" loext:contextual-spacing="false" style:line-height-at-least="0.476cm" fo:orphans="2" fo:widows="2"/>
      <style:text-properties style:use-window-font-color="true" style:font-name="ETH Light" fo:font-family="'ETH Light'" style:font-pitch="variable" fo:font-size="10pt" fo:language="de" fo:country="CH" style:font-name-asian="Times New Roman" style:font-family-asian="'Times New Roman'" style:font-family-generic-asian="roman" style:font-pitch-asian="variable" style:font-size-asian="10pt" style:font-name-complex="ETH Light" style:font-family-complex="'ETH Light'" style:font-pitch-complex="variable" style:font-size-complex="10pt" style:language-complex="ar" style:country-complex="SA"/>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Page_20_Number" style:display-name="Page Number" style:family="text" style:parent-style-name="Absatz-Standardschriftart"/>
    <style:style style:name="Fußzeile_20_Zchn" style:display-name="Fußzeile Zchn" style:family="text">
      <style:text-properties style:font-name="Arial" fo:font-family="Arial" style:font-family-generic="swiss" style:font-pitch="variable" fo:font-size="9pt" fo:language="de" fo:country="CH" style:font-size-asian="9pt" style:font-name-complex="Arial" style:font-family-complex="Arial" style:font-family-generic-complex="swiss" style:font-pitch-complex="variable"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Kommentarzeichen" style:family="text">
      <style:text-properties fo:font-size="8pt" style:font-size-asian="8pt" style:font-size-complex="8pt"/>
    </style:style>
    <style:style style:name="Kommentartext_20_Zchn" style:display-name="Kommentartext Zchn" style:family="text" style:parent-style-name="Absatz-Standardschriftart"/>
    <style:style style:name="Kommentarthema_20_Zchn" style:display-name="Kommentarthema Zchn" style:family="text">
      <style:text-properties fo:font-weight="bold" style:font-weight-asian="bold" style:font-weight-complex="bold"/>
    </style:style>
    <style:style style:name="Fußnotentext_20_Zchn" style:display-name="Fußnotentext Zchn" style:family="text" style:parent-style-name="Absatz-Standardschriftart"/>
    <style:style style:name="Footnote_20_Symbol" style:display-name="Footnote Symbol" style:family="text">
      <style:text-properties style:text-position="super 58%"/>
    </style:style>
    <style:style style:name="Titel_20_Zchn" style:display-name="Titel Zchn" style:family="text">
      <style:text-properties style:font-name="ETH SemiBold" fo:font-family="'ETH SemiBold', 'Humnst777 BlkCn BT'" style:font-family-generic="roman" fo:font-size="16pt" style:letter-kerning="true" style:font-size-asian="16pt" style:font-name-complex="ETH SemiBold" style:font-family-complex="'ETH SemiBold', 'Humnst777 BlkCn BT'" style:font-family-generic-complex="roman"/>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de" fo:country="CH" fo:font-weight="bold" style:language-asian="none" style:country-asian="none" style:font-weight-asian="bold"/>
    </style:style>
    <style:style style:name="MP2" style:family="paragraph" style:parent-style-name="Footer">
      <style:paragraph-properties>
        <style:tab-stops>
          <style:tab-stop style:position="7.488cm"/>
          <style:tab-stop style:position="25.16cm" style:type="right"/>
        </style:tab-stops>
      </style:paragraph-properties>
    </style:style>
    <style:style style:name="MP3" style:family="paragraph" style:parent-style-name="Footer">
      <style:paragraph-properties>
        <style:tab-stops>
          <style:tab-stop style:position="25.308cm" style:type="right"/>
        </style:tab-stops>
      </style:paragraph-properties>
    </style:style>
    <style:style style:name="MT1" style:family="text">
      <style:text-properties fo:language="en" fo:country="US"/>
    </style:style>
    <style:style style:name="MT2" style:family="text">
      <style:text-properties fo:language="en" fo:country="GB"/>
    </style:style>
    <style:style style:name="Mfr1" style:family="graphic" style:parent-style-name="Graphics">
      <style:graphic-properties fo:margin-left="0.319cm" fo:margin-right="0.319cm" fo:margin-top="0cm" fo:margin-bottom="0cm" style:wrap="none" style:vertical-pos="from-top" style:vertical-rel="page" style:horizontal-pos="from-left" style:horizontal-rel="page"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51cm" fo:margin-bottom="1.251cm" fo:margin-left="2cm" fo:margin-right="2.50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Header"/>
      </style:header>
      <loext:header-first>
        <text:p text:style-name="MP1"><draw:frame draw:style-name="Mfr1" draw:name="eth_logo_de" text:anchor-type="char" svg:x="1.963cm" svg:y="1.524cm" svg:width="6.295cm" svg:height="1.633cm" draw:z-index="0"><draw:image xlink:href="Pictures/10000000000005CF0000018295435C57218D30AC.png" xlink:type="simple" xlink:show="embed" xlink:actuate="onLoad" loext:mime-type="image/png"/></draw:frame></text:p>
      </loext:header-first>
      <style:footer>
        <text:p text:style-name="MP2"><text:file-name text:display="name-and-extension">Z01_Ethical Issues.doc</text:file-name><text:span text:style-name="MT1"><text:tab/><text:tab/></text:span><text:span text:style-name="MT2">page </text:span><text:page-number text:select-page="current">3</text:page-number><text:span text:style-name="MT2"><text:s/>of </text:span><text:page-count style:num-format="1">3</text:page-count><text:span text:style-name="MT1"><text:s/></text:span></text:p>
      </style:footer>
      <loext:footer-first>
        <text:p text:style-name="MP3"><text:file-name text:display="name-and-extension">Z01_Ethical Issues.doc</text:file-name><text:span text:style-name="MT1"><text:tab/></text:span><text:span text:style-name="MT2">page </text:span><text:page-number text:select-page="current">1</text:page-number><text:span text:style-name="MT2"><text:s/>of </text:span><text:page-count style:num-format="1">3</text:page-count><text:span text:style-name="MT1"><text:s/></text:span></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3</dc:title>
    <dc:subject/>
    <meta:keyword/>
    <meta:initial-creator>reinhardl</meta:initial-creator>
    <meta:creation-date>2020-03-13T16:02:00</meta:creation-date>
    <dc:date>2020-08-18T16:04:35.090885335</dc:date>
    <meta:print-date>2011-02-08T08:51:00</meta:print-date>
    <meta:editing-cycles>3</meta:editing-cycles>
    <meta:editing-duration>PT10M17S</meta:editing-duration>
    <meta:document-statistic meta:table-count="2" meta:image-count="1" meta:object-count="0" meta:page-count="3" meta:paragraph-count="54" meta:word-count="1289" meta:character-count="8161" meta:non-whitespace-character-count="6939"/>
    <meta:generator>LibreOffice/6.4.3.2$Linux_X86_64 LibreOffice_project/40$Build-2</meta:generator>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CheckBox11_Click()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